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ModelHandler.contentsChanged( ListData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archer.ListSearcher( ListModel new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ModelHandler.intervalAdded( ListData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archer.setAnalyzer( Analyzer analy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Searcher.getModelRow(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archer.resetSearchResults( Hits hi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earcher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archer.reind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istModelHandler.somethingChang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ModelHandler.intervalRemoved( ListData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archer.search( String search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istSearcher.getElementA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archer.setListModel( ListModel new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earcher.clearSearching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Searcher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archer.isSear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